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af375d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b1597a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officeooo:rsid="003b6bff"/>
    </style:style>
    <style:style style:name="T28" style:family="text">
      <style:text-properties style:font-name="Courier New" fo:font-weight="normal" officeooo:rsid="00479af1" style:font-weight-asian="normal" style:font-weight-complex="normal"/>
    </style:style>
    <style:style style:name="T29" style:family="text">
      <style:text-properties style:font-name="Courier New" fo:font-weight="normal" officeooo:rsid="003b6bff" style:font-weight-asian="normal" style:font-weight-complex="normal"/>
    </style:style>
    <style:style style:name="T30" style:family="text">
      <style:text-properties officeooo:rsid="0080efcf"/>
    </style:style>
    <style:style style:name="T31" style:family="text">
      <style:text-properties officeooo:rsid="008a1c77"/>
    </style:style>
    <style:style style:name="T32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98659b" style:font-weight-asian="bold" style:font-weight-complex="bold"/>
    </style:style>
    <style:style style:name="T35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JavaScript cheatshe</text:span><text:span text:style-name="T4">e</text:span><text:span text:style-name="T2">t</text:span><text:span text:style-name="T3"> - </text:span><text:span text:style-name="T1">v1.</text:span><text:span text:style-name="T5">2</text:span><text:span text:style-name="T8">1</text:span><text:span text:style-name="T6">.</text:span><text:span text:style-name="T8">0</text:span><text:span text:style-name="T3"> – </text:span><text:a xlink:type="simple" xlink:href="https://github.com/Serrin/Celestra/" text:style-name="Internet_20_link" text:visited-style-name="Visited_20_Internet_20_Link"><text:span text:style-name="T32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42" text:outline-level="3"><text:span text:style-name="T16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0">l</text:span>ocalStorage:</text:p>
            <text:p text:style-name="P20"><text:span text:style-name="T9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3">sessionStorage</text:span></text:span><text:span text:style-name="T22">: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7">m</text:span>ethods <text:span text:style-name="T31">and</text:span> <text:span text:style-name="T17">e</text:span>vents</text:p>
            <text:p text:style-name="P20"/>
            <text:p text:style-name="P16">camelcase:</text:p>
            <text:p text:style-name="P21">el<text:span text:style-name="T13">ement</text:span>.data-name</text:p>
            <text:p text:style-name="P22"><text:s text:c="2"/>-&gt; el<text:span text:style-name="T13">ement</text:span>.dataset.name</text:p>
            <text:p text:style-name="P22">el<text:span text:style-name="T13">ement</text:span>.data-first-second</text:p>
            <text:p text:style-name="P22"><text:s text:c="2"/>-&gt; el<text:span text:style-name="T13">ement</text:span>.dataset.firstSecond</text:p>
            <text:p text:style-name="P20"/>
            <text:p text:style-name="P8">set:</text:p>
            <text:p text:style-name="P20">element.dataset.<text:span text:style-name="T18">name</text:span> = "<text:span text:style-name="T10">value</text:span>";</text:p>
            <text:p text:style-name="P23">element.dataset["<text:span text:style-name="T18">name</text:span>"] = "<text:span text:style-name="T10">value</text:span>";</text:p>
            <text:p text:style-name="P23">element.setAttribute("data-<text:span text:style-name="T18">name</text:span>", "<text:span text:style-name="T10">value</text:span>");</text:p>
            <text:p text:style-name="P23">element<text:span text:style-name="T10">[</text:span>"data-<text:span text:style-name="T18">name</text:span>"<text:span text:style-name="T10">] =</text:span> "<text:span text:style-name="T10">value</text:span>";</text:p>
            <text:p text:style-name="P24"/>
            <text:p text:style-name="P8">get:</text:p>
            <text:p text:style-name="P23">element.dataset.<text:span text:style-name="T18">name</text:span>;</text:p>
            <text:p text:style-name="P23">element.dataset["<text:span text:style-name="T18">name</text:span>"];</text:p>
            <text:p text:style-name="P23">element.getAttribute("data-<text:span text:style-name="T18">name</text:span>");</text:p>
            <text:p text:style-name="P23">element<text:span text:style-name="T10">[</text:span>"data-<text:span text:style-name="T18">name</text:span>"<text:span text:style-name="T10">]</text:span>;</text:p>
            <text:p text:style-name="P20"/>
            <text:p text:style-name="P8">remove:</text:p>
            <text:p text:style-name="P23">element.removeAttribute("data-<text:span text:style-name="T18">name</text:span>");</text:p>
            <text:p text:style-name="P23"/>
            <text:p text:style-name="P18">check:</text:p>
            <text:p text:style-name="P30">element.hasAttribute("data-<text:span text:style-name="T18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19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0">byte</text:span>, int8_t</text:p>
            <text:p text:style-name="P38"/>
            <text:p text:style-name="P11">Uint8Array();</text:p>
            <text:p text:style-name="P38">0 to 255, 1 <text:span text:style-name="T30">byte,</text:span> uint8_t</text:p>
            <text:p text:style-name="P38"/>
            <text:p text:style-name="P12">Uint8ClampedArray();</text:p>
            <text:p text:style-name="P39">0 to 255, 1 <text:span text:style-name="T30">byte</text:span>, uint8_t, not in IE10-11</text:p>
            <text:p text:style-name="P39"/>
            <text:p text:style-name="P11">Int16Array();</text:p>
            <text:p text:style-name="P38">-32768 to 32767, 2 <text:span text:style-name="T30">byte</text:span>, int16_t</text:p>
            <text:p text:style-name="P38"/>
            <text:p text:style-name="P11">Uint16Array();</text:p>
            <text:p text:style-name="P38">0 to 65535, 2 <text:span text:style-name="T30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0">byte</text:span>, uint32_t</text:p>
            <text:p text:style-name="P39"/>
            <text:p text:style-name="P12">Float32Array();</text:p>
            <text:p text:style-name="P39">1.2x10-38 to 3.4x1038, 4 <text:span text:style-name="T30">byte</text:span>, float</text:p>
            <text:p text:style-name="P39"/>
            <text:p text:style-name="P12">Float64Array();</text:p>
            <text:p text:style-name="P39">5.0x10-324 to 1.8x10308, 8 <text:span text:style-name="T30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1">IE10+IE11 </text:span></text:span><text:span text:style-name="Source_20_Text"><text:span text:style-name="T27">d</text:span></text:span><text:span text:style-name="Source_20_Text"><text:span text:style-name="T21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4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1">N</text:span>o <text:span text:style-name="T11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6">element.className = "";</text:span></text:span></text:p>
            <text:p text:style-name="P25"><text:span text:style-name="Source_20_Text"><text:span text:style-name="T26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4">V</text:span><text:span text:style-name="T33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4">Inv</text:span><text:span text:style-name="T33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5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7-21T17:17:43.970000000</dc:date>
    <meta:editing-duration>PT5H45M28S</meta:editing-duration>
    <meta:editing-cycles>103</meta:editing-cycles>
    <meta:generator>LibreOffice/6.0.3.2$Windows_X86_64 LibreOffice_project/8f48d515416608e3a835360314dac7e47fd0b821</meta:generator>
    <meta:document-statistic meta:table-count="2" meta:image-count="0" meta:object-count="0" meta:page-count="2" meta:paragraph-count="122" meta:word-count="417" meta:character-count="3483" meta:non-whitespace-character-count="3182"/>
  </office:meta>
</office:document-meta>
</file>